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>
        <style:tab-stops>
          <style:tab-stop style:position="0.8752in"/>
        </style:tab-stops>
      </style:paragraph-properties>
      <style:text-properties fo:font-weight="bold" style:font-weight-asian="bold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bold" style:font-weight-asian="bold"/>
    </style:style>
    <style:style style:name="T4" style:family="text">
      <style:text-properties style:text-position="sub 58%" fo:font-style="italic" style:font-style-asian="italic"/>
    </style:style>
    <style:style style:name="T5" style:family="text">
      <style:text-properties fo:font-style="italic" style:font-style-asian="italic"/>
    </style:style>
    <style:style style:name="T6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 CCl</text:span><text:span text:style-name="T3">4</text:span></text:p>
      <text:p text:style-name="Standard"/>
      <text:p text:style-name="Standard">Symmetry <text:span text:style-name="T5">T</text:span><text:span text:style-name="T4">d</text:span>.</text:p>
      <text:p text:style-name="Standard"/>
      <text:p text:style-name="P1">1.1 Raman</text:p>
      <text:p text:style-name="Standard"/>
      <text:p text:style-name="Standard">Exp. freq. (cm<text:span text:style-name="T6">-1</text:span>)<text:tab/><text:tab/>Symmetry<text:tab/><text:tab/>Calc. freq. (cm<text:span text:style-name="T6">-1</text:span>; HF/3-21G)</text:p>
      <text:p text:style-name="Standard">224<text:tab/><text:tab/><text:tab/><text:tab/><text:span text:style-name="T5">E</text:span><text:tab/><text:tab/><text:tab/>221</text:p>
      <text:p text:style-name="Standard">324<text:tab/><text:tab/><text:tab/><text:tab/><text:span text:style-name="T5">T</text:span><text:span text:style-name="T2">2</text:span><text:tab/><text:tab/><text:tab/>311</text:p>
      <text:p text:style-name="Standard">463<text:tab/><text:tab/><text:tab/><text:tab/><text:span text:style-name="T5">A</text:span><text:span text:style-name="T2">1</text:span><text:tab/><text:tab/><text:tab/>435</text:p>
      <text:p text:style-name="Standard">782<text:tab/><text:tab/><text:tab/><text:tab/><text:span text:style-name="T5">T</text:span><text:span text:style-name="T2">2</text:span><text:tab/><text:tab/><text:tab/>816</text:p>
      <text:p text:style-name="Standard"/>
      <text:p text:style-name="Standard">All modes visible: 2 + 3 + 1 + 3 = 9 (3<text:span text:style-name="T5">n</text:span> – 6).</text:p>
      <text:p text:style-name="Standard"/>
      <text:p text:style-name="P2">1.2 IR<text:tab/></text:p>
      <text:p text:style-name="Standard"/>
      <text:p text:style-name="Standard">Exp. freq. (cm<text:span text:style-name="T6">-1</text:span>)<text:tab/><text:tab/>Symmetry<text:tab/><text:tab/>Calc. freq. (cm<text:span text:style-name="T6">-1</text:span>; HF/3-21G)</text:p>
      <text:p text:style-name="Standard">--<text:tab/><text:tab/><text:tab/><text:tab/><text:span text:style-name="T5">T</text:span><text:span text:style-name="T2">2</text:span><text:tab/><text:tab/><text:tab/>311</text:p>
      <text:p text:style-name="Standard">777<text:tab/><text:tab/><text:tab/><text:tab/><text:span text:style-name="T5">T</text:span><text:span text:style-name="T2">2</text:span><text:tab/><text:tab/><text:tab/>816</text:p>
      <text:p text:style-name="Standard"/>
      <text:p text:style-name="Standard"><text:span text:style-name="T1">2. CHCl</text:span><text:span text:style-name="T3">3</text:span></text:p>
      <text:p text:style-name="Standard"/>
      <text:p text:style-name="Standard">Symmetry <text:span text:style-name="T5">C</text:span><text:span text:style-name="T2">3</text:span><text:span text:style-name="T4">v</text:span>.</text:p>
      <text:p text:style-name="Standard"/>
      <text:p text:style-name="P1">2.1 Raman</text:p>
      <text:p text:style-name="Standard"/>
      <text:p text:style-name="Standard">Exp. freq. (cm<text:span text:style-name="T6">-1</text:span>)<text:tab/><text:tab/>Symmetry<text:tab/><text:tab/>Calc. freq. (cm<text:span text:style-name="T6">-1</text:span>; HF/3-21G)</text:p>
      <text:p text:style-name="Standard">254<text:tab/><text:tab/><text:tab/><text:tab/><text:span text:style-name="T5">E</text:span><text:tab/><text:tab/><text:tab/>260</text:p>
      <text:p text:style-name="Standard">381<text:tab/><text:tab/><text:tab/><text:tab/><text:span text:style-name="T5">A</text:span><text:span text:style-name="T2">1</text:span><text:tab/><text:tab/><text:tab/>353</text:p>
      <text:p text:style-name="Standard">678<text:tab/><text:tab/><text:tab/><text:tab/><text:span text:style-name="T5">A</text:span><text:span text:style-name="T2">1</text:span><text:tab/><text:tab/><text:tab/>637</text:p>
      <text:p text:style-name="Standard">769<text:tab/><text:tab/><text:tab/><text:tab/><text:span text:style-name="T5">E</text:span><text:tab/><text:tab/><text:tab/>778</text:p>
      <text:p text:style-name="Standard">1215<text:tab/><text:tab/><text:tab/><text:tab/><text:span text:style-name="T5">E</text:span><text:tab/><text:tab/><text:tab/>1322</text:p>
      <text:p text:style-name="Standard">3037<text:tab/><text:tab/><text:tab/><text:tab/><text:span text:style-name="T5">A</text:span><text:span text:style-name="T2">1</text:span><text:tab/><text:tab/><text:tab/>3438</text:p>
      <text:p text:style-name="Standard"/>
      <text:p text:style-name="Standard">All modes visible: 2 + 1 + 1 + 2 + 2 + 1 = 9.</text:p>
      <text:p text:style-name="Standard"/>
      <text:p text:style-name="P1">2.2 IR</text:p>
      <text:p text:style-name="Standard"/>
      <text:p text:style-name="Standard">Exp. freq. (cm<text:span text:style-name="T6">-1</text:span>)<text:tab/><text:tab/>Symmetry<text:tab/><text:tab/>Calc. freq. (cm<text:span text:style-name="T6">-1</text:span>; HF/3-21G)</text:p>
      <text:p text:style-name="Standard">--<text:tab/><text:tab/><text:tab/><text:tab/><text:span text:style-name="T5">E</text:span><text:tab/><text:tab/><text:tab/>260</text:p>
      <text:p text:style-name="Standard">--<text:tab/><text:tab/><text:tab/><text:tab/><text:span text:style-name="T5">A</text:span><text:span text:style-name="T2">1</text:span><text:tab/><text:tab/><text:tab/>353</text:p>
      <text:p text:style-name="Standard">673<text:tab/><text:tab/><text:tab/><text:tab/><text:span text:style-name="T5">A</text:span><text:span text:style-name="T2">1</text:span><text:tab/><text:tab/><text:tab/>637</text:p>
      <text:p text:style-name="Standard">761<text:tab/><text:tab/><text:tab/><text:tab/><text:span text:style-name="T5">E</text:span><text:tab/><text:tab/><text:tab/>778</text:p>
      <text:p text:style-name="Standard">1215<text:tab/><text:tab/><text:tab/><text:tab/><text:span text:style-name="T5">E</text:span><text:tab/><text:tab/><text:tab/>1322</text:p>
      <text:p text:style-name="Standard">--<text:tab/><text:tab/><text:tab/><text:tab/><text:span text:style-name="T5">A</text:span><text:span text:style-name="T2">1</text:span><text:tab/><text:tab/><text:tab/>3438</text:p>
      <text:p text:style-name="Standard"/>
      <text:p text:style-name="Standard"><text:soft-page-break/><text:span text:style-name="T1">3. CDCl</text:span><text:span text:style-name="T3">3</text:span></text:p>
      <text:p text:style-name="Standard"/>
      <text:p text:style-name="Standard">Symmetry <text:span text:style-name="T5">C</text:span><text:span text:style-name="T2">3</text:span><text:span text:style-name="T4">v</text:span>.</text:p>
      <text:p text:style-name="Standard"/>
      <text:p text:style-name="P1">3.1 Raman</text:p>
      <text:p text:style-name="Standard"/>
      <text:p text:style-name="Standard">Exp. freq. (cm<text:span text:style-name="T6">-1</text:span>)<text:tab/><text:tab/>Symmetry<text:tab/><text:tab/>Calc. freq. (cm<text:span text:style-name="T6">-1</text:span>; HF/3-21G)</text:p>
      <text:p text:style-name="Standard">264<text:tab/><text:tab/><text:tab/><text:tab/><text:span text:style-name="T5">E</text:span><text:tab/><text:tab/><text:tab/>--</text:p>
      <text:p text:style-name="Standard">368<text:tab/><text:tab/><text:tab/><text:tab/><text:span text:style-name="T5">A</text:span><text:span text:style-name="T2">1</text:span><text:tab/><text:tab/><text:tab/>--</text:p>
      <text:p text:style-name="Standard">657<text:tab/><text:tab/><text:tab/><text:tab/><text:span text:style-name="T5">A</text:span><text:span text:style-name="T2">1</text:span><text:tab/><text:tab/><text:tab/>--</text:p>
      <text:p text:style-name="Standard">737<text:tab/><text:tab/><text:tab/><text:tab/><text:span text:style-name="T5">E</text:span><text:tab/><text:tab/><text:tab/>--</text:p>
      <text:p text:style-name="Standard">911<text:tab/><text:tab/><text:tab/><text:tab/><text:span text:style-name="T5">E</text:span><text:tab/><text:tab/><text:tab/>--</text:p>
      <text:p text:style-name="Standard">2255<text:tab/><text:tab/><text:tab/><text:tab/><text:span text:style-name="T5">A</text:span><text:span text:style-name="T2">1</text:span><text:tab/><text:tab/><text:tab/>-- <text:s text:c="3"/>(C-D)</text:p>
      <text:p text:style-name="Standard"/>
      <text:p text:style-name="Standard">All modes visible: 2 + 1 + 1 + 2 + 2 + 1 = 9.</text:p>
      <text:p text:style-name="Standard"/>
      <text:p text:style-name="P1">3.2 IR</text:p>
      <text:p text:style-name="Standard"/>
      <text:p text:style-name="Standard">Exp. freq. (cm<text:span text:style-name="T6">-1</text:span>)<text:tab/><text:tab/>Symmetry<text:tab/><text:tab/>Calc. freq. (cm<text:span text:style-name="T6">-1</text:span>; HF/3-21G)</text:p>
      <text:p text:style-name="Standard">--<text:tab/><text:tab/><text:tab/><text:tab/><text:span text:style-name="T5">E</text:span><text:tab/><text:tab/><text:tab/>--</text:p>
      <text:p text:style-name="Standard">--<text:tab/><text:tab/><text:tab/><text:tab/><text:span text:style-name="T5">A</text:span><text:span text:style-name="T2">1</text:span><text:tab/><text:tab/><text:tab/>--</text:p>
      <text:p text:style-name="Standard">654<text:tab/><text:tab/><text:tab/><text:tab/><text:span text:style-name="T5">A</text:span><text:span text:style-name="T2">1</text:span><text:tab/><text:tab/><text:tab/>--</text:p>
      <text:p text:style-name="Standard">742<text:tab/><text:tab/><text:tab/><text:tab/><text:span text:style-name="T5">E</text:span><text:tab/><text:tab/><text:tab/>--</text:p>
      <text:p text:style-name="Standard">909<text:tab/><text:tab/><text:tab/><text:tab/><text:span text:style-name="T5">E</text:span><text:tab/><text:tab/><text:tab/>--</text:p>
      <text:p text:style-name="Standard">--<text:tab/><text:tab/><text:tab/><text:tab/><text:span text:style-name="T5">A</text:span><text:span text:style-name="T2">1</text:span><text:tab/><text:tab/><text:tab/>-- <text:s text:c="2"/>(C-D)</text:p>
      <text:p text:style-name="Standard"/>
      <text:p text:style-name="Standard"><text:span text:style-name="T1">4. CH</text:span><text:span text:style-name="T3">2</text:span><text:span text:style-name="T1">Cl</text:span><text:span text:style-name="T3">2</text:span></text:p>
      <text:p text:style-name="Standard"/>
      <text:p text:style-name="Standard">Symmetry <text:span text:style-name="T5">C</text:span><text:span text:style-name="T2">2</text:span><text:span text:style-name="T4">v</text:span>.</text:p>
      <text:p text:style-name="Standard"/>
      <text:p text:style-name="P1">4.1 Raman</text:p>
      <text:p text:style-name="Standard"/>
      <text:p text:style-name="Standard"><text:bookmark-start text:name="OLE_LINK2"/><text:bookmark-start text:name="OLE_LINK1"/>Exp. freq. (cm<text:span text:style-name="T6">-1</text:span>)<text:tab/><text:tab/>Symmetry<text:tab/><text:tab/>Calc. freq. (cm<text:span text:style-name="T6">-1</text:span>; HF/3-21G)</text:p>
      <text:p text:style-name="Standard">294<text:tab/><text:tab/><text:tab/><text:tab/><text:span text:style-name="T5">A</text:span><text:span text:style-name="T2">1</text:span><text:tab/><text:tab/><text:tab/>278</text:p>
      <text:p text:style-name="Standard">712<text:tab/><text:tab/><text:tab/><text:tab/><text:span text:style-name="T5">A</text:span><text:span text:style-name="T2">1</text:span><text:tab/><text:tab/><text:tab/>674</text:p>
      <text:p text:style-name="Standard">720<text:tab/><text:tab/><text:tab/><text:tab/><text:span text:style-name="T5">B</text:span><text:span text:style-name="T2">2</text:span><text:tab/><text:tab/><text:tab/>730</text:p>
      <text:p text:style-name="Standard">--<text:tab/><text:tab/><text:tab/><text:tab/><text:span text:style-name="T5">B</text:span><text:span text:style-name="T2">1</text:span><text:tab/><text:tab/><text:tab/>935</text:p>
      <text:p text:style-name="Standard">1160<text:tab/><text:tab/><text:tab/><text:tab/><text:span text:style-name="T5">A</text:span><text:span text:style-name="T2">2</text:span><text:tab/><text:tab/><text:tab/>1257</text:p>
      <text:p text:style-name="Standard">--<text:tab/><text:tab/><text:tab/><text:tab/><text:span text:style-name="T5">B</text:span><text:span text:style-name="T2">2</text:span><text:tab/><text:tab/><text:tab/>1385</text:p>
      <text:p text:style-name="Standard">1409<text:tab/><text:tab/><text:tab/><text:tab/><text:span text:style-name="T5">A</text:span><text:span text:style-name="T2">1</text:span><text:tab/><text:tab/><text:tab/>1588</text:p>
      <text:p text:style-name="Standard">2992<text:tab/><text:tab/><text:tab/><text:tab/><text:span text:style-name="T5">A</text:span><text:span text:style-name="T2">1</text:span><text:tab/><text:tab/><text:tab/>3360</text:p>
      <text:p text:style-name="Standard">3052<text:tab/><text:tab/><text:tab/><text:tab/><text:span text:style-name="T5">B</text:span><text:span text:style-name="T2">1</text:span><text:tab/><text:tab/><text:tab/>3465</text:p>
      <text:p text:style-name="Standard"/>
      <text:p text:style-name="Standard"><text:bookmark-end text:name="OLE_LINK2"/><text:bookmark-end text:name="OLE_LINK1"/>Two modes missing (too weak).</text:p>
      <text:p text:style-name="Standard"/>
      <text:p text:style-name="Standard"/>
      <text:p text:style-name="Standard"><text:soft-page-break/></text:p>
      <text:p text:style-name="P1">4.2 IR</text:p>
      <text:p text:style-name="Standard"/>
      <text:p text:style-name="Standard">Exp. freq. (cm<text:span text:style-name="T6">-1</text:span>)<text:tab/><text:tab/>Symmetry<text:tab/><text:tab/>Calc. freq. (cm<text:span text:style-name="T6">-1</text:span>; HF/3-21G)</text:p>
      <text:p text:style-name="Standard">--<text:tab/><text:tab/><text:tab/><text:tab/><text:span text:style-name="T5">A</text:span><text:span text:style-name="T2">1</text:span><text:tab/><text:tab/><text:tab/>278</text:p>
      <text:p text:style-name="Standard">705<text:tab/><text:tab/><text:tab/><text:tab/><text:span text:style-name="T5">A</text:span><text:span text:style-name="T2">1</text:span><text:tab/><text:tab/><text:tab/>674</text:p>
      <text:p text:style-name="Standard">742<text:tab/><text:tab/><text:tab/><text:tab/><text:span text:style-name="T5">B</text:span><text:span text:style-name="T2">2</text:span><text:tab/><text:tab/><text:tab/>730</text:p>
      <text:p text:style-name="Standard">898(?)<text:tab/><text:tab/><text:tab/><text:tab/><text:span text:style-name="T5">B</text:span><text:span text:style-name="T2">1</text:span><text:tab/><text:tab/><text:tab/>935</text:p>
      <text:p text:style-name="Standard">1269<text:tab/><text:tab/><text:tab/><text:tab/><text:span text:style-name="T5">B</text:span><text:span text:style-name="T2">2</text:span><text:tab/><text:tab/><text:tab/>1385</text:p>
      <text:p text:style-name="Standard">--<text:tab/><text:tab/><text:tab/><text:tab/><text:span text:style-name="T5">A</text:span><text:span text:style-name="T2">1</text:span><text:tab/><text:tab/><text:tab/>1588</text:p>
      <text:p text:style-name="Standard">--<text:tab/><text:tab/><text:tab/><text:tab/><text:span text:style-name="T5">A</text:span><text:span text:style-name="T2">1</text:span><text:tab/><text:tab/><text:tab/>3360</text:p>
      <text:p text:style-name="Standard">--<text:tab/><text:tab/><text:tab/><text:tab/><text:span text:style-name="T5">B</text:span><text:span text:style-name="T2">1</text:span><text:tab/><text:tab/><text:tab/>3465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Jussi Eloranta</meta:initial-creator>
    <meta:creation-date>2007-01-19T09:38:00</meta:creation-date>
    <dc:creator>Jussi Eloranta</dc:creator>
    <dc:date>2007-01-19T10:15:00</dc:date>
    <meta:editing-cycles>49</meta:editing-cycles>
    <meta:editing-duration>PT25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5" meta:word-count="283" meta:character-count="1474"/>
  </office:meta>
</office:document-meta>
</file>